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arábola </text:p>
          </table:table-cell>
          <table:table-cell table:number-columns-repeated="2"/>
          <table:table-cell office:value-type="string" calcext:value-type="string">
            <text:p>Coeficiente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lpha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</text:p>
          </table:table-cell>
          <table:table-cell table:formula="of:=[.D5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eta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</text:p>
          </table:table-cell>
          <table:table-cell table:formula="of:=[.D10]-2*[.D4]*[.D5]" office:value-type="float" office:value="-39.43" calcext:value-type="float">
            <text:p>-39.4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gamma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formula="of:=[.D5]*[.D4]*[.D4]+[.D9]-[.D10]*[.D8]-[.D3]" office:value-type="float" office:value="302.15" calcext:value-type="float">
            <text:p>302.15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cta </text:p>
          </table:table-cell>
          <table:table-cell table:number-columns-repeated="2"/>
          <table:table-cell office:value-type="string" calcext:value-type="string">
            <text:p>Determinante</text:p>
          </table:table-cell>
          <table:table-cell table:formula="of:=SQRT([.G4]*[.G4]-4*[.G3]*[.G5])" office:value-type="float" office:value="18.6044322676076" calcext:value-type="float">
            <text:p>18.604432267607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yo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endiente 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INT X₁</text:p>
          </table:table-cell>
          <table:table-cell table:formula="of:=(-[.G4]+[.G7])/2*[.G3]" office:value-type="float" office:value="29.0172161338038" calcext:value-type="float">
            <text:p>29.0172161338038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 calcext:value-type="string">
            <text:p>INT X₂</text:p>
          </table:table-cell>
          <table:table-cell table:formula="of:=(-[.G4]-[.G7])/2*[.G3]" office:value-type="float" office:value="10.4127838661962" calcext:value-type="float">
            <text:p>10.412783866196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cta 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SQRT(3)" office:value-type="float" office:value="1.73205080756888" calcext:value-type="float">
            <text:p>1.7320508075688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X-var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.0172161338038" calcext:value-type="float">
            <text:p>29.017216133803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-varios</text:p>
          </table:table-cell>
          <table:table-cell table:formula="of:=[.$D$9]+[.$D$10]*([.D14]-[.$D8])" office:value-type="float" office:value="2.15" calcext:value-type="float">
            <text:p>2.15</text:p>
          </table:table-cell>
          <table:table-cell table:formula="of:=[.$D$9]+[.$D$10]*([.E14]-[.$D8])" office:value-type="float" office:value="2.72" calcext:value-type="float">
            <text:p>2.72</text:p>
          </table:table-cell>
          <table:table-cell table:formula="of:=[.$D$9]+[.$D$10]*([.F14]-[.$D8])" office:value-type="float" office:value="3.29" calcext:value-type="float">
            <text:p>3.29</text:p>
          </table:table-cell>
          <table:table-cell table:formula="of:=[.$D$9]+[.$D$10]*([.G14]-[.$D8])" office:value-type="float" office:value="3.86" calcext:value-type="float">
            <text:p>3.86</text:p>
          </table:table-cell>
          <table:table-cell table:formula="of:=[.$D$9]+[.$D$10]*([.H14]-[.$D8])" office:value-type="float" office:value="4.43" calcext:value-type="float">
            <text:p>4.43</text:p>
          </table:table-cell>
          <table:table-cell table:formula="of:=[.$D$9]+[.$D$10]*([.I14]-[.$D8])" office:value-type="float" office:value="5" calcext:value-type="float">
            <text:p>5</text:p>
          </table:table-cell>
          <table:table-cell table:formula="of:=[.$D$9]+[.$D$10]*([.J14]-[.$D8])" office:value-type="float" office:value="5.57" calcext:value-type="float">
            <text:p>5.57</text:p>
          </table:table-cell>
          <table:table-cell table:formula="of:=[.$D$9]+[.$D$10]*([.K14]-[.$D8])" office:value-type="float" office:value="6.14" calcext:value-type="float">
            <text:p>6.14</text:p>
          </table:table-cell>
          <table:table-cell table:formula="of:=[.$D$9]+[.$D$10]*([.L14]-[.$D8])" office:value-type="float" office:value="6.71" calcext:value-type="float">
            <text:p>6.71</text:p>
          </table:table-cell>
          <table:table-cell table:formula="of:=[.$D$9]+[.$D$10]*([.M14]-[.$D8])" office:value-type="float" office:value="7.28" calcext:value-type="float">
            <text:p>7.28</text:p>
          </table:table-cell>
          <table:table-cell table:formula="of:=[.$D$9]+[.$D$10]*([.N14]-[.$D8])" office:value-type="float" office:value="7.85" calcext:value-type="float">
            <text:p>7.85</text:p>
          </table:table-cell>
          <table:table-cell table:formula="of:=[.$D$9]+[.$D$10]*([.O14]-[.$D8])" office:value-type="float" office:value="18.6898131962682" calcext:value-type="float">
            <text:p>18.6898131962682</text:p>
          </table:table-cell>
          <table:table-cell table:formula="of:=[.$D$9]+[.$D$10]*([.P14]-[.$D8])" office:value-type="float" office:value="8.99" calcext:value-type="float">
            <text:p>8.99</text:p>
          </table:table-cell>
          <table:table-cell table:formula="of:=[.$D$9]+[.$D$10]*([.Q14]-[.$D8])" office:value-type="float" office:value="9.56" calcext:value-type="float">
            <text:p>9.56</text:p>
          </table:table-cell>
          <table:table-cell table:formula="of:=[.$D$9]+[.$D$10]*([.R14]-[.$D8])" office:value-type="float" office:value="10.13" calcext:value-type="float">
            <text:p>10.13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arábola 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X-var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.0172161338038" calcext:value-type="float">
            <text:p>29.017216133803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-varios</text:p>
          </table:table-cell>
          <table:table-cell table:formula="of:=[.$D$3]-[.$D$5]*([.D18]-[.$D$4])*([.D18]-[.$D$4])" office:value-type="float" office:value="-300" calcext:value-type="float">
            <text:p>-300</text:p>
          </table:table-cell>
          <table:table-cell table:formula="of:=[.$D$3]-[.$D$5]*([.E18]-[.$D$4])*([.E18]-[.$D$4])" office:value-type="float" office:value="-261" calcext:value-type="float">
            <text:p>-261</text:p>
          </table:table-cell>
          <table:table-cell table:formula="of:=[.$D$3]-[.$D$5]*([.F18]-[.$D$4])*([.F18]-[.$D$4])" office:value-type="float" office:value="-224" calcext:value-type="float">
            <text:p>-224</text:p>
          </table:table-cell>
          <table:table-cell table:formula="of:=[.$D$3]-[.$D$5]*([.G18]-[.$D$4])*([.G18]-[.$D$4])" office:value-type="float" office:value="-189" calcext:value-type="float">
            <text:p>-189</text:p>
          </table:table-cell>
          <table:table-cell table:formula="of:=[.$D$3]-[.$D$5]*([.H18]-[.$D$4])*([.H18]-[.$D$4])" office:value-type="float" office:value="-156" calcext:value-type="float">
            <text:p>-156</text:p>
          </table:table-cell>
          <table:table-cell table:formula="of:=[.$D$3]-[.$D$5]*([.I18]-[.$D$4])*([.I18]-[.$D$4])" office:value-type="float" office:value="-125" calcext:value-type="float">
            <text:p>-125</text:p>
          </table:table-cell>
          <table:table-cell table:formula="of:=[.$D$3]-[.$D$5]*([.J18]-[.$D$4])*([.J18]-[.$D$4])" office:value-type="float" office:value="-96" calcext:value-type="float">
            <text:p>-96</text:p>
          </table:table-cell>
          <table:table-cell table:formula="of:=[.$D$3]-[.$D$5]*([.K18]-[.$D$4])*([.K18]-[.$D$4])" office:value-type="float" office:value="-69" calcext:value-type="float">
            <text:p>-69</text:p>
          </table:table-cell>
          <table:table-cell table:formula="of:=[.$D$3]-[.$D$5]*([.L18]-[.$D$4])*([.L18]-[.$D$4])" office:value-type="float" office:value="-44" calcext:value-type="float">
            <text:p>-44</text:p>
          </table:table-cell>
          <table:table-cell table:formula="of:=[.$D$3]-[.$D$5]*([.M18]-[.$D$4])*([.M18]-[.$D$4])" office:value-type="float" office:value="-21" calcext:value-type="float">
            <text:p>-21</text:p>
          </table:table-cell>
          <table:table-cell table:formula="of:=[.$D$3]-[.$D$5]*([.N18]-[.$D$4])*([.N18]-[.$D$4])" office:value-type="float" office:value="0" calcext:value-type="float">
            <text:p>0</text:p>
          </table:table-cell>
          <table:table-cell table:formula="of:=[.$D$3]-[.$D$5]*([.O18]-[.$D$4])*([.O18]-[.$D$4])" office:value-type="float" office:value="18.6898131962685" calcext:value-type="float">
            <text:p>18.6898131962685</text:p>
          </table:table-cell>
          <table:table-cell table:formula="of:=[.$D$3]-[.$D$5]*([.P18]-[.$D$4])*([.P18]-[.$D$4])" office:value-type="float" office:value="36" calcext:value-type="float">
            <text:p>36</text:p>
          </table:table-cell>
          <table:table-cell table:formula="of:=[.$D$3]-[.$D$5]*([.Q18]-[.$D$4])*([.Q18]-[.$D$4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formula="of:=[.D19]-[.D15]" office:value-type="float" office:value="-302.15" calcext:value-type="float">
            <text:p>-302.15</text:p>
          </table:table-cell>
          <table:table-cell table:formula="of:=[.E19]-[.E15]" office:value-type="float" office:value="-263.72" calcext:value-type="float">
            <text:p>-263.72</text:p>
          </table:table-cell>
          <table:table-cell table:formula="of:=[.F19]-[.F15]" office:value-type="float" office:value="-227.29" calcext:value-type="float">
            <text:p>-227.29</text:p>
          </table:table-cell>
          <table:table-cell table:formula="of:=[.G19]-[.G15]" office:value-type="float" office:value="-192.86" calcext:value-type="float">
            <text:p>-192.86</text:p>
          </table:table-cell>
          <table:table-cell table:formula="of:=[.H19]-[.H15]" office:value-type="float" office:value="-160.43" calcext:value-type="float">
            <text:p>-160.43</text:p>
          </table:table-cell>
          <table:table-cell table:formula="of:=[.I19]-[.I15]" office:value-type="float" office:value="-130" calcext:value-type="float">
            <text:p>-130</text:p>
          </table:table-cell>
          <table:table-cell table:formula="of:=[.J19]-[.J15]" office:value-type="float" office:value="-101.57" calcext:value-type="float">
            <text:p>-101.57</text:p>
          </table:table-cell>
          <table:table-cell table:formula="of:=[.K19]-[.K15]" office:value-type="float" office:value="-75.14" calcext:value-type="float">
            <text:p>-75.14</text:p>
          </table:table-cell>
          <table:table-cell table:formula="of:=[.L19]-[.L15]" office:value-type="float" office:value="-50.71" calcext:value-type="float">
            <text:p>-50.71</text:p>
          </table:table-cell>
          <table:table-cell table:formula="of:=[.M19]-[.M15]" office:value-type="float" office:value="-28.28" calcext:value-type="float">
            <text:p>-28.28</text:p>
          </table:table-cell>
          <table:table-cell table:formula="of:=[.N19]-[.N15]" office:value-type="float" office:value="-7.85" calcext:value-type="float">
            <text:p>-7.85</text:p>
          </table:table-cell>
          <table:table-cell office:value-type="string" calcext:value-type="string">
            <text:p>5,</text:p>
          </table:table-cell>
          <table:table-cell table:formula="of:=[.P19]-[.P15]" office:value-type="float" office:value="27.01" calcext:value-type="float">
            <text:p>27.01</text:p>
          </table:table-cell>
          <table:table-cell table:formula="of:=[.Q19]-[.Q15]" office:value-type="float" office:value="41.44" calcext:value-type="float">
            <text:p>41.44</text:p>
          </table:table-cell>
          <table:table-cell table:formula="of:=[.R19]-[.R15]" office:value-type="float" office:value="-10.13" calcext:value-type="float">
            <text:p>-10.13</text:p>
          </table:table-cell>
          <table:table-cell table:formula="of:=[.S19]-[.S15]" office:value-type="float" office:value="0" calcext:value-type="float">
            <text:p>0</text:p>
          </table:table-cell>
          <table:table-cell table:formula="of:=[.T19]-[.T15]" office:value-type="float" office:value="0" calcext:value-type="float">
            <text:p>0</text:p>
          </table:table-cell>
          <table:table-cell table:formula="of:=[.U19]-[.U15]" office:value-type="float" office:value="0" calcext:value-type="float">
            <text:p>0</text:p>
          </table:table-cell>
          <table:table-cell table:formula="of:=[.V19]-[.V1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3:07:49.702704134</meta:creation-date>
    <dc:date>2021-06-23T18:20:12.664341349</dc:date>
    <meta:editing-duration>PT17M26S</meta:editing-duration>
    <meta:editing-cycles>1</meta:editing-cycles>
    <meta:generator>LibreOffice/6.4.7.2$Linux_X86_64 LibreOffice_project/40$Build-2</meta:generator>
    <meta:document-statistic meta:table-count="1" meta:cell-count="112" meta:object-count="0"/>
  </office:meta>
</office:document-meta>
</file>